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office:font-face-decls>
  <office:automatic-styles>
    <style:style style:name="Table1" style:family="table">
      <style:table-properties style:width="5.7993in" fo:margin-left="0.4451in" fo:margin-top="0in" fo:margin-bottom="0in" table:align="left" style:writing-mode="page"/>
    </style:style>
    <style:style style:name="Table1.A" style:family="table-column">
      <style:table-column-properties style:column-width="5.7993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7" style:family="table">
      <style:table-properties style:width="5.7993in" fo:margin-left="0.4451in" fo:margin-top="0in" fo:margin-bottom="0in" table:align="left" style:writing-mode="page"/>
    </style:style>
    <style:style style:name="Table7.A" style:family="table-column">
      <style:table-column-properties style:column-width="5.7993in"/>
    </style:style>
    <style:style style:name="Table7.1" style:family="table-row">
      <style:table-row-properties fo:keep-together="auto"/>
    </style:style>
    <style:style style:name="Table7.A1" style:family="table-cell">
      <style:table-cell-properties fo:background-color="transparent" fo:padding="0.0694in" fo:border="1pt solid #000000">
        <style:background-image/>
      </style:table-cell-properties>
    </style:style>
    <style:style style:name="Table2" style:family="table">
      <style:table-properties style:width="6.4965in" fo:margin-left="0.0069in" fo:margin-top="0in" fo:margin-bottom="0in" table:align="left" style:writing-mode="page"/>
    </style:style>
    <style:style style:name="Table2.A" style:family="table-column">
      <style:table-column-properties style:column-width="6.496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4965in" fo:margin-left="0.0069in" fo:margin-top="0in" fo:margin-bottom="0in" table:align="left" style:writing-mode="page"/>
    </style:style>
    <style:style style:name="Table3.A" style:family="table-column">
      <style:table-column-properties style:column-width="6.4965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5" style:family="table">
      <style:table-properties style:width="6.4965in" fo:margin-left="0.0069in" fo:margin-top="0in" fo:margin-bottom="0in" table:align="left" style:writing-mode="page"/>
    </style:style>
    <style:style style:name="Table5.A" style:family="table-column">
      <style:table-column-properties style:column-width="6.4965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Table6" style:family="table">
      <style:table-properties style:width="6.4965in" fo:margin-left="0.0069in" fo:margin-top="0in" fo:margin-bottom="0in" table:align="left" style:writing-mode="page"/>
    </style:style>
    <style:style style:name="Table6.A" style:family="table-column">
      <style:table-column-properties style:column-width="6.4965in"/>
    </style:style>
    <style:style style:name="Table6.1" style:family="table-row">
      <style:table-row-properties fo:keep-together="auto"/>
    </style:style>
    <style:style style:name="Table6.A1" style:family="table-cell">
      <style:table-cell-properties fo:background-color="transparent" fo:padding="0.0694in" fo:border="1pt solid #000000">
        <style:background-image/>
      </style:table-cell-properties>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Standard">
      <style:paragraph-properties fo:text-align="start" style:justify-single-word="false" fo:text-indent="0in" style:auto-text-indent="false"/>
      <style:text-properties officeooo:paragraph-rsid="001d238a"/>
    </style:style>
    <style:style style:name="P3" style:family="paragraph" style:parent-style-name="List_20_Paragraph">
      <style:paragraph-properties fo:margin-left="0.5in" fo:margin-top="0in" fo:margin-bottom="0.1366in" style:contextual-spacing="true" fo:text-align="start" style:justify-single-word="false" fo:text-indent="0.5in" style:auto-text-indent="false" fo:padding="0in" fo:border="none" style:shadow="none" style:join-border="false"/>
      <style:text-properties officeooo:paragraph-rsid="001d238a"/>
    </style:style>
    <style:style style:name="P4" style:family="paragraph" style:parent-style-name="Standard">
      <style:paragraph-properties fo:text-align="start" style:justify-single-word="false"/>
      <style:text-properties officeooo:paragraph-rsid="00253aae"/>
    </style:style>
    <style:style style:name="P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25892d"/>
    </style:style>
    <style:style style:name="P6" style:family="paragraph" style:parent-style-name="Standard">
      <style:paragraph-properties fo:text-indent="0in" style:auto-text-indent="false"/>
      <style:text-properties officeooo:paragraph-rsid="001d238a"/>
    </style:style>
    <style:style style:name="P7" style:family="paragraph" style:parent-style-name="Standard">
      <style:text-properties officeooo:paragraph-rsid="001d238a"/>
    </style:style>
    <style:style style:name="P8" style:family="paragraph" style:parent-style-name="Standard">
      <style:paragraph-properties fo:margin-left="2.9535in" fo:text-indent="0.3937in" style:auto-text-indent="false"/>
      <style:text-properties officeooo:paragraph-rsid="001d238a"/>
    </style:style>
    <style:style style:name="P9" style:family="paragraph" style:parent-style-name="Standard">
      <style:paragraph-properties fo:text-align="center" style:justify-single-word="false" fo:text-indent="0in" style:auto-text-indent="false"/>
      <style:text-properties officeooo:paragraph-rsid="001d238a"/>
    </style:style>
    <style:style style:name="P10" style:family="paragraph" style:parent-style-name="Standard">
      <style:paragraph-properties fo:margin-top="0.0835in" fo:margin-bottom="0in" style:contextual-spacing="false" fo:text-align="center" style:justify-single-word="false" fo:text-indent="0in" style:auto-text-indent="false"/>
      <style:text-properties officeooo:paragraph-rsid="001d238a"/>
    </style:style>
    <style:style style:name="P11" style:family="paragraph" style:parent-style-name="Standard">
      <style:paragraph-properties fo:line-height="150%"/>
      <style:text-properties officeooo:paragraph-rsid="001d238a"/>
    </style:style>
    <style:style style:name="P12"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style>
    <style:style style:name="P13"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font-weight-complex="bold"/>
    </style:style>
    <style:style style:name="P14" style:family="paragraph" style:parent-style-name="Standard">
      <style:paragraph-properties fo:line-height="115%" fo:text-align="start" style:justify-single-word="false" fo:text-indent="0in" style:auto-text-indent="false"/>
      <style:text-properties officeooo:paragraph-rsid="001d238a"/>
    </style:style>
    <style:style style:name="P15" style:family="paragraph" style:parent-style-name="Standard">
      <style:paragraph-properties fo:line-height="200%" fo:text-indent="0in" style:auto-text-indent="false"/>
      <style:text-properties fo:font-size="11pt" fo:font-weight="bold" officeooo:paragraph-rsid="001d238a" style:font-name-asian="Calibri" style:font-size-asian="11pt" style:font-weight-asian="bold" style:font-size-complex="11pt"/>
    </style:style>
    <style:style style:name="P16"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7"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1ef1b0" fo:background-color="#1f1f1f" style:font-size-asian="12pt" style:font-size-complex="12pt"/>
    </style:style>
    <style:style style:name="P18"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247c70" fo:background-color="#1f1f1f"/>
    </style:style>
    <style:style style:name="P19"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20" style:family="paragraph" style:parent-style-name="Standard">
      <style:paragraph-properties style:line-height-at-least="0.198in"/>
      <style:text-properties fo:color="#6a9955" loext:opacity="100%" style:font-name="Droid Sans Mono" fo:font-size="10.5pt" fo:font-weight="normal" fo:background-color="#1f1f1f"/>
    </style:style>
    <style:style style:name="P21" style:family="paragraph" style:parent-style-name="Standard">
      <style:paragraph-properties fo:margin-top="0in" fo:margin-bottom="0.111in" style:contextual-spacing="false" fo:line-height="108%" fo:text-align="start" style:justify-single-word="false" fo:hyphenation-ladder-count="no-limit" fo:text-indent="0in" style:auto-text-indent="false"/>
      <style:text-properties fo:font-size="20pt" fo:font-weight="bold" officeooo:paragraph-rsid="001d238a" style:font-size-asian="20pt" style:font-weight-asian="bold" style:font-size-complex="20pt" style:font-weight-complex="bold"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left="0.0071in" fo:margin-right="0.0402in" fo:margin-top="0in" fo:margin-bottom="0in" style:contextual-spacing="false" fo:line-height="100%" fo:text-align="start" style:justify-single-word="false" fo:text-indent="-0.0071in" style:auto-text-indent="false"/>
      <style:text-properties officeooo:paragraph-rsid="001d238a"/>
    </style:style>
    <style:style style:name="P23" style:family="paragraph" style:parent-style-name="Основной_20_текст_20_3">
      <style:paragraph-properties fo:line-height="100%"/>
      <style:text-properties officeooo:paragraph-rsid="001d238a"/>
    </style:style>
    <style:style style:name="P24" style:family="paragraph" style:parent-style-name="Standard">
      <style:paragraph-properties fo:margin-top="0.0398in" fo:margin-bottom="0.0398in" style:contextual-spacing="false" fo:line-height="100%" fo:text-align="start" style:justify-single-word="false" fo:text-indent="0in" style:auto-text-indent="false"/>
      <style:text-properties officeooo:rsid="000e8e08" officeooo:paragraph-rsid="001d238a"/>
    </style:style>
    <style:style style:name="P25" style:family="paragraph" style:parent-style-name="Standard">
      <style:paragraph-properties fo:text-align="start" style:justify-single-word="false" fo:text-indent="0in" style:auto-text-indent="false"/>
      <style:text-properties officeooo:rsid="001ef1b0" officeooo:paragraph-rsid="001ef1b0"/>
    </style:style>
    <style:style style:name="P26" style:family="paragraph" style:parent-style-name="Standard">
      <style:paragraph-properties style:line-height-at-least="0.198in"/>
    </style:style>
    <style:style style:name="P27" style:family="paragraph" style:parent-style-name="Heading_20_1">
      <style:paragraph-properties fo:margin-top="0in" fo:margin-bottom="0.0555in" style:contextual-spacing="false" fo:text-align="start" style:justify-single-word="false" fo:text-indent="0in" style:auto-text-indent="false" fo:break-before="page"/>
      <style:text-properties style:use-window-font-color="true" loext:opacity="0%" style:font-name="Times New Roman1" fo:font-weight="bold" officeooo:paragraph-rsid="001d238a" style:font-weight-asian="bold" style:font-name-complex="Times New Roman2" style:font-weight-complex="bold"/>
    </style:style>
    <style:style style:name="P28" style:family="paragraph" style:parent-style-name="Heading_20_1">
      <style:paragraph-properties fo:text-indent="0in" style:auto-text-indent="false" fo:break-before="page"/>
      <style:text-properties fo:color="#000000" loext:opacity="100%" style:font-name="Times New Roman" fo:font-size="20pt" fo:font-weight="bold" officeooo:paragraph-rsid="001d238a" style:font-size-asian="20pt" style:font-weight-asian="bold" style:font-size-complex="20pt" style:font-weight-complex="bold"/>
    </style:style>
    <style:style style:name="P29" style:family="paragraph" style:parent-style-name="Standard">
      <style:paragraph-properties fo:text-indent="0in" style:auto-text-indent="false"/>
      <style:text-properties officeooo:paragraph-rsid="0022edfb"/>
    </style:style>
    <style:style style:name="P30" style:family="paragraph" style:parent-style-name="Standard">
      <style:paragraph-properties fo:text-indent="0in" style:auto-text-indent="false"/>
      <style:text-properties officeooo:paragraph-rsid="0024544d"/>
    </style:style>
    <style:style style:name="P31"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rsid="0025892d" officeooo:paragraph-rsid="0025892d"/>
    </style:style>
    <style:style style:name="P32" style:family="paragraph" style:parent-style-name="Heading_20_1">
      <style:paragraph-properties fo:margin-top="0in" fo:margin-bottom="0.0555in" style:contextual-spacing="false" fo:text-indent="0in" style:auto-text-indent="false" fo:break-before="page"/>
      <style:text-properties officeooo:paragraph-rsid="001d238a"/>
    </style:style>
    <style:style style:name="P33" style:family="paragraph" style:parent-style-name="Heading_20_1">
      <style:paragraph-properties fo:text-indent="0in" style:auto-text-indent="false"/>
      <style:text-properties officeooo:paragraph-rsid="001d238a"/>
    </style:style>
    <style:style style:name="P34" style:family="paragraph" style:parent-style-name="Heading_20_1">
      <style:paragraph-properties fo:margin-top="0in" fo:margin-bottom="0.0555in" style:contextual-spacing="false" fo:text-align="start" style:justify-single-word="false" fo:text-indent="0in" style:auto-text-indent="false" fo:break-before="page"/>
      <style:text-properties officeooo:paragraph-rsid="001d238a"/>
    </style:style>
    <style:style style:name="P35" style:family="paragraph" style:parent-style-name="Heading_20_1">
      <style:paragraph-properties fo:text-align="start" style:justify-single-word="false" fo:text-indent="0in" style:auto-text-indent="false"/>
      <style:text-properties officeooo:paragraph-rsid="001d238a"/>
    </style:style>
    <style:style style:name="P36" style:family="paragraph" style:parent-style-name="Heading_20_1">
      <style:paragraph-properties fo:text-align="start" style:justify-single-word="false" fo:text-indent="0in" style:auto-text-indent="false"/>
      <style:text-properties officeooo:paragraph-rsid="0022edfb"/>
    </style:style>
    <style:style style:name="P37" style:family="paragraph" style:parent-style-name="Heading_20_1">
      <style:paragraph-properties fo:text-align="start" style:justify-single-word="false" fo:text-indent="0in" style:auto-text-indent="false"/>
      <style:text-properties officeooo:paragraph-rsid="0024544d"/>
    </style:style>
    <style:style style:name="P38" style:family="paragraph" style:parent-style-name="Heading_20_6" style:list-style-name="WWNum1">
      <style:paragraph-properties fo:margin-top="0.0835in" fo:margin-bottom="0in" style:contextual-spacing="false" fo:text-align="center" style:justify-single-word="false"/>
      <style:text-properties officeooo:paragraph-rsid="001d238a"/>
    </style:style>
    <style:style style:name="P39" style:family="paragraph" style:parent-style-name="Heading_20_6" style:list-style-name="WWNum1">
      <style:paragraph-properties fo:margin-top="0.0417in" fo:margin-bottom="0.0417in" style:contextual-spacing="false" fo:text-align="center" style:justify-single-word="false"/>
      <style:text-properties officeooo:paragraph-rsid="001d238a"/>
    </style:style>
    <style:style style:name="P40" style:family="paragraph" style:parent-style-name="Heading_20_7" style:list-style-name="WWNum1">
      <style:paragraph-properties fo:line-height="108%" fo:text-align="center" style:justify-single-word="false"/>
      <style:text-properties officeooo:paragraph-rsid="001d238a"/>
    </style:style>
    <style:style style:name="P41" style:family="paragraph" style:parent-style-name="List_20_Paragraph" style:list-style-name="WWNum2">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42" style:family="paragraph" style:parent-style-name="List_20_Paragraph" style:list-style-name="L1">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43" style:family="paragraph" style:parent-style-name="List_20_Paragraph" style:list-style-name="L2">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44" style:family="paragraph" style:parent-style-name="Standard">
      <style:paragraph-properties fo:text-align="center" style:justify-single-word="false" fo:text-indent="0in" style:auto-text-indent="false"/>
      <style:text-properties fo:language="en" fo:country="US" officeooo:paragraph-rsid="001d238a"/>
    </style:style>
    <style:style style:name="P45" style:family="paragraph" style:parent-style-name="Standard">
      <style:paragraph-properties fo:margin-left="0.0071in" fo:margin-right="0.1in" fo:margin-top="0in" fo:margin-bottom="0.011in" style:contextual-spacing="false" fo:text-align="center" style:justify-single-word="false" fo:text-indent="-0.0071in" style:auto-text-indent="false"/>
      <style:text-properties officeooo:paragraph-rsid="001d238a"/>
    </style:style>
    <style:style style:name="P46" style:family="paragraph" style:parent-style-name="Standard">
      <style:paragraph-properties fo:margin-top="0in" fo:margin-bottom="0.0835in" style:contextual-spacing="false" fo:text-align="center" style:justify-single-word="false"/>
      <style:text-properties officeooo:paragraph-rsid="001d238a"/>
    </style:style>
    <style:style style:name="P47" style:family="paragraph" style:parent-style-name="Standard">
      <style:paragraph-properties fo:margin-top="0in" fo:margin-bottom="0.0835in" style:contextual-spacing="false" fo:text-align="center" style:justify-single-word="false"/>
      <style:text-properties fo:font-size="16pt" fo:font-weight="bold" officeooo:paragraph-rsid="001d238a" style:font-size-asian="16pt" style:font-weight-asian="bold" style:font-size-complex="16pt"/>
    </style:style>
    <style:style style:name="P48" style:family="paragraph" style:parent-style-name="Standard" style:list-style-name="L3">
      <style:paragraph-properties fo:text-align="start" style:justify-single-word="false"/>
      <style:text-properties officeooo:rsid="001ef1b0" officeooo:paragraph-rsid="001ef1b0"/>
    </style:style>
    <style:style style:name="P49" style:family="paragraph" style:parent-style-name="Standard" style:list-style-name="L3">
      <style:paragraph-properties fo:text-align="start" style:justify-single-word="false" fo:text-indent="0in" style:auto-text-indent="false"/>
      <style:text-properties officeooo:rsid="001ef1b0" officeooo:paragraph-rsid="001ef1b0"/>
    </style:style>
    <style:style style:name="P50" style:family="paragraph" style:parent-style-name="Standard" style:list-style-name="L3">
      <style:paragraph-properties fo:text-align="start" style:justify-single-word="false"/>
      <style:text-properties officeooo:paragraph-rsid="00247c70"/>
    </style:style>
    <style:style style:name="P51" style:family="paragraph" style:parent-style-name="Standard" style:list-style-name="L3">
      <style:paragraph-properties fo:text-align="start" style:justify-single-word="false"/>
      <style:text-properties officeooo:paragraph-rsid="00253aae"/>
    </style:style>
    <style:style style:name="P52" style:family="paragraph" style:parent-style-name="Standard">
      <style:paragraph-properties fo:text-align="start" style:justify-single-word="false" fo:text-indent="0in" style:auto-text-indent="false"/>
      <style:text-properties officeooo:paragraph-rsid="001d238a"/>
    </style:style>
    <style:style style:name="P53" style:family="paragraph" style:parent-style-name="Standard" style:list-style-name="L3">
      <style:paragraph-properties fo:text-align="start" style:justify-single-word="false"/>
      <style:text-properties officeooo:rsid="00247c70" officeooo:paragraph-rsid="00247c70"/>
    </style:style>
    <style:style style:name="P54" style:family="paragraph" style:parent-style-name="Standard" style:list-style-name="L4">
      <style:paragraph-properties fo:margin-top="0in" fo:margin-bottom="0.1366in" style:contextual-spacing="false" fo:text-align="start" style:justify-single-word="false" fo:text-indent="0in" style:auto-text-indent="false"/>
      <style:text-properties fo:font-weight="bold" officeooo:paragraph-rsid="001d238a" style:font-weight-asian="bold" style:font-weight-complex="bold"/>
    </style:style>
    <style:style style:name="P55" style:family="paragraph" style:parent-style-name="Standard">
      <style:paragraph-properties fo:text-align="start" style:justify-single-word="false" fo:orphans="0" fo:widows="0" fo:text-indent="0in" style:auto-text-indent="false"/>
      <style:text-properties fo:color="#cccccc" loext:opacity="100%" style:font-name="Droid Sans Mono" fo:font-size="10.5pt" fo:font-weight="normal" officeooo:paragraph-rsid="001d238a" fo:background-color="#1f1f1f"/>
    </style:style>
    <style:style style:name="P56" style:family="paragraph" style:parent-style-name="Standard">
      <style:paragraph-properties fo:text-align="start" style:justify-single-word="false" fo:orphans="0" fo:widows="0" fo:text-indent="0in" style:auto-text-indent="false"/>
      <style:text-properties fo:font-size="10.5pt" officeooo:paragraph-rsid="001d238a"/>
    </style:style>
    <style:style style:name="P57" style:family="paragraph" style:parent-style-name="Standard">
      <style:paragraph-properties fo:text-align="start" style:justify-single-word="false" fo:orphans="0" fo:widows="0" fo:text-indent="0in" style:auto-text-indent="false"/>
      <style:text-properties fo:font-size="10.5pt" officeooo:paragraph-rsid="0022edfb"/>
    </style:style>
    <style:style style:name="P58" style:family="paragraph" style:parent-style-name="Standard">
      <style:paragraph-properties fo:text-align="start" style:justify-single-word="false" fo:orphans="0" fo:widows="0" fo:text-indent="0in" style:auto-text-indent="false"/>
      <style:text-properties fo:font-size="10.5pt" officeooo:paragraph-rsid="0024544d"/>
    </style:style>
    <style:style style:name="P59" style:family="paragraph" style:parent-style-name="Text_20_body" style:list-style-name="L3">
      <style:paragraph-properties fo:text-align="start" style:justify-single-word="false" fo:text-indent="0in" style:auto-text-indent="false"/>
      <style:text-properties officeooo:paragraph-rsid="0021099f"/>
    </style:style>
    <style:style style:name="P60" style:family="paragraph" style:parent-style-name="Text_20_body" style:list-style-name="L3">
      <style:paragraph-properties fo:text-align="start" style:justify-single-word="false" fo:text-indent="0in" style:auto-text-indent="false"/>
      <style:text-properties officeooo:paragraph-rsid="00202a92"/>
    </style:style>
    <style:style style:name="P61" style:family="paragraph" style:parent-style-name="Text_20_body" style:list-style-name="L3">
      <style:paragraph-properties fo:text-align="start" style:justify-single-word="false" fo:text-indent="0in" style:auto-text-indent="false"/>
      <style:text-properties officeooo:rsid="001ef474" officeooo:paragraph-rsid="001ef474"/>
    </style:style>
    <style:style style:name="T1" style:family="text">
      <style:text-properties fo:color="#000000" loext:opacity="100%" style:font-name="Times New Roman1" fo:font-size="14pt" fo:font-weight="bold" style:font-size-asian="14pt" style:font-weight-asian="bold" style:font-name-complex="Times New Roman2" style:font-size-complex="14pt" style:font-weight-complex="bold">
        <loext:char-complex-color loext:theme-type="dark1" loext:color-type="theme"/>
      </style:text-properties>
    </style:style>
    <style:style style:name="T2" style:family="text">
      <style:text-properties fo:color="#000000" loext:opacity="100%" style:font-name="Times New Roman1" fo:font-size="14pt" fo:font-weight="bold" officeooo:rsid="00097f13" style:font-size-asian="14pt" style:font-weight-asian="bold" style:font-name-complex="Times New Roman2" style:font-size-complex="14pt" style:font-weight-complex="bold">
        <loext:char-complex-color loext:theme-type="dark1" loext:color-type="theme"/>
      </style:text-properties>
    </style:style>
    <style:style style:name="T3" style:family="text">
      <style:text-properties fo:color="#000000" loext:opacity="100%" style:font-name="Times New Roman1" fo:font-size="14pt" fo:font-weight="bold" officeooo:rsid="0022edfb" style:font-size-asian="14pt" style:font-weight-asian="bold" style:font-name-complex="Times New Roman2" style:font-size-complex="14pt" style:font-weight-complex="bold">
        <loext:char-complex-color loext:theme-type="dark1" loext:color-type="theme"/>
      </style:text-properties>
    </style:style>
    <style:style style:name="T4" style:family="text">
      <style:text-properties fo:color="#000000" loext:opacity="100%" style:font-name="Times New Roman1" fo:font-size="14pt" fo:font-weight="bold" officeooo:rsid="0024544d" style:font-size-asian="14pt" style:font-weight-asian="bold" style:font-name-complex="Times New Roman2" style:font-size-complex="14pt" style:font-weight-complex="bold">
        <loext:char-complex-color loext:theme-type="dark1" loext:color-type="theme"/>
      </style:text-properties>
    </style:style>
    <style:style style:name="T5" style:family="text">
      <style:text-properties fo:color="#000000" loext:opacity="100%" style:font-name="Times New Roman1" fo:font-size="14pt" fo:font-weight="bold" officeooo:rsid="0025892d" style:font-size-asian="14pt" style:font-weight-asian="bold" style:font-name-complex="Times New Roman2" style:font-size-complex="14pt" style:font-weight-complex="bold">
        <loext:char-complex-color loext:theme-type="dark1" loext:color-type="theme"/>
      </style:text-properties>
    </style:style>
    <style:style style:name="T6"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weight-complex="bold">
        <loext:char-complex-color loext:theme-type="dark1" loext:color-type="theme"/>
      </style:text-properties>
    </style:style>
    <style:style style:name="T7"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loext:char-complex-color loext:theme-type="dark1" loext:color-type="theme"/>
      </style:text-properties>
    </style:style>
    <style:style style:name="T8"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9" style:family="text">
      <style:text-properties fo:color="#000000" loext:opacity="100%" style:font-name="Times New Roman1" fo:font-size="14pt" fo:language="en" fo:country="US" fo:font-style="italic" fo:font-weight="bold" officeooo:rsid="0022edfb"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0" style:family="text">
      <style:text-properties fo:color="#000000" loext:opacity="100%" style:font-name="Times New Roman1" fo:font-size="14pt" fo:language="en" fo:country="US" fo:font-style="italic" fo:font-weight="bold" officeooo:rsid="0024544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1" style:family="text">
      <style:text-properties style:use-window-font-color="true" loext:opacity="0%" fo:font-size="12pt" fo:font-style="normal" fo:font-weight="bold" style:font-size-asian="12pt" style:font-style-asian="normal" style:font-weight-asian="bold" style:font-name-complex="Times New Roman2" style:font-style-complex="normal" style:font-weight-complex="bold"/>
    </style:style>
    <style:style style:name="T12" style:family="text">
      <style:text-properties style:use-window-font-color="true" loext:opacity="0%" fo:font-size="12pt" fo:font-weight="bold" style:font-size-asian="12pt" style:font-weight-asian="bold" style:font-name-complex="Times New Roman2" style:font-weight-complex="bold"/>
    </style:style>
    <style:style style:name="T13" style:family="text">
      <style:text-properties style:use-window-font-color="true" loext:opacity="0%" fo:font-weight="bold" style:font-weight-asian="bold" style:font-name-complex="Times New Roman2" style:font-weight-complex="bold"/>
    </style:style>
    <style:style style:name="T14" style:family="text">
      <style:text-properties style:use-window-font-color="true" loext:opacity="0%" style:font-name="Times New Roman1" fo:font-weight="bold" style:font-weight-asian="bold" style:font-name-complex="Times New Roman2" style:font-weight-complex="bold"/>
    </style:style>
    <style:style style:name="T15" style:family="text">
      <style:text-properties fo:font-weight="bold" style:font-weight-asian="bold" style:font-weight-complex="bold"/>
    </style:style>
    <style:style style:name="T16" style:family="text">
      <style:text-properties fo:language="en" fo:country="US"/>
    </style:style>
    <style:style style:name="T17" style:family="text">
      <style:text-properties fo:language="en" fo:country="US" style:font-name-asian="Roboto Light"/>
    </style:style>
    <style:style style:name="T18" style:family="text">
      <style:text-properties fo:font-size="16pt" fo:font-weight="bold" style:font-size-asian="16pt" style:font-weight-asian="bold" style:font-size-complex="16pt"/>
    </style:style>
    <style:style style:name="T19" style:family="text">
      <style:text-properties fo:font-size="16pt" style:font-size-asian="16pt" style:font-size-complex="16pt"/>
    </style:style>
    <style:style style:name="T20" style:family="text">
      <style:text-properties style:font-size-complex="14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ea474" style:font-style-asian="italic" style:font-weight-asian="bold" style:font-style-complex="italic" style:font-weight-complex="bold"/>
    </style:style>
    <style:style style:name="T23" style:family="text">
      <style:text-properties fo:font-style="italic" fo:font-weight="bold" officeooo:rsid="001ef474" style:font-style-asian="italic" style:font-weight-asian="bold" style:font-style-complex="italic" style:font-weight-complex="bold"/>
    </style:style>
    <style:style style:name="T24" style:family="text">
      <style:text-properties fo:font-style="italic" fo:font-weight="bold" officeooo:rsid="00202a92" style:font-style-asian="italic" style:font-weight-asian="bold" style:font-style-complex="italic" style:font-weight-complex="bold"/>
    </style:style>
    <style:style style:name="T25" style:family="text">
      <style:text-properties fo:font-style="italic" fo:font-weight="bold" officeooo:rsid="0021a48e" style:font-style-asian="italic" style:font-weight-asian="bold" style:font-style-complex="italic" style:font-weight-complex="bold"/>
    </style:style>
    <style:style style:name="T26" style:family="text">
      <style:text-properties fo:font-style="italic" fo:font-weight="bold" officeooo:rsid="00247c70" style:font-style-asian="italic" style:font-weight-asian="bold" style:font-style-complex="italic" style:font-weight-complex="bold"/>
    </style:style>
    <style:style style:name="T27" style:family="text">
      <style:text-properties fo:font-style="italic" fo:font-weight="bold" officeooo:rsid="00253aae" style:font-style-asian="italic" style:font-weight-asian="bold" style:font-style-complex="italic" style:font-weight-complex="bold"/>
    </style:style>
    <style:style style:name="T28" style:family="text">
      <style:text-properties fo:font-style="italic" officeooo:rsid="00253aae" style:font-style-asian="italic" style:font-style-complex="italic"/>
    </style:style>
    <style:style style:name="T29" style:family="text">
      <style:text-properties fo:font-style="italic" fo:font-weight="normal" officeooo:rsid="00253aae" style:font-style-asian="italic" style:font-weight-asian="normal" style:font-style-complex="italic" style:font-weight-complex="normal"/>
    </style:style>
    <style:style style:name="T30" style:family="text">
      <style:text-properties fo:color="#569cd6" loext:opacity="100%"/>
    </style:style>
    <style:style style:name="T31" style:family="text">
      <style:text-properties fo:color="#569cd6" loext:opacity="100%" fo:language="en" fo:country="US" style:font-name-asian="Roboto Light"/>
    </style:style>
    <style:style style:name="T32" style:family="text">
      <style:text-properties fo:color="#569cd6" loext:opacity="100%" style:font-name="Droid Sans Mono" fo:font-size="10.5pt" fo:font-weight="normal" fo:background-color="#1f1f1f" loext:char-shading-value="0"/>
    </style:style>
    <style:style style:name="T33" style:family="text">
      <style:text-properties fo:color="#569cd6" loext:opacity="100%" style:font-name="Droid Sans Mono" fo:font-size="10.5pt" fo:font-style="normal" fo:font-weight="normal" officeooo:rsid="00253aae" fo:background-color="#1f1f1f" loext:char-shading-value="0" style:font-style-asian="normal" style:font-weight-asian="normal" style:font-style-complex="normal" style:font-weight-complex="normal"/>
    </style:style>
    <style:style style:name="T34" style:family="text">
      <style:text-properties fo:color="#dcdcaa" loext:opacity="100%"/>
    </style:style>
    <style:style style:name="T35" style:family="text">
      <style:text-properties fo:color="#9cdcfe" loext:opacity="100%"/>
    </style:style>
    <style:style style:name="T36" style:family="text">
      <style:text-properties fo:color="#9cdcfe" loext:opacity="100%" fo:language="en" fo:country="US" style:font-name-asian="Roboto Light"/>
    </style:style>
    <style:style style:name="T37" style:family="text">
      <style:text-properties fo:color="#9cdcfe" loext:opacity="100%" style:font-name="Droid Sans Mono" fo:font-size="10.5pt" fo:font-weight="normal" fo:background-color="#1f1f1f" loext:char-shading-value="0"/>
    </style:style>
    <style:style style:name="T38" style:family="text">
      <style:text-properties fo:color="#9cdcfe" loext:opacity="100%" style:font-name="Droid Sans Mono" fo:font-size="10.5pt" fo:font-style="normal" fo:font-weight="normal" officeooo:rsid="00253aae" fo:background-color="#1f1f1f" loext:char-shading-value="0" style:font-style-asian="normal" style:font-weight-asian="normal" style:font-style-complex="normal" style:font-weight-complex="normal"/>
    </style:style>
    <style:style style:name="T39" style:family="text">
      <style:text-properties fo:color="#4ec9b0" loext:opacity="100%"/>
    </style:style>
    <style:style style:name="T40" style:family="text">
      <style:text-properties fo:color="#d4d4d4" loext:opacity="100%"/>
    </style:style>
    <style:style style:name="T41" style:family="text">
      <style:text-properties fo:color="#d4d4d4" loext:opacity="100%" fo:language="en" fo:country="US" style:font-name-asian="Roboto Light"/>
    </style:style>
    <style:style style:name="T42" style:family="text">
      <style:text-properties fo:color="#c586c0" loext:opacity="100%"/>
    </style:style>
    <style:style style:name="T43" style:family="text">
      <style:text-properties fo:color="#c586c0" loext:opacity="100%" fo:language="en" fo:country="US" style:font-name-asian="Roboto Light"/>
    </style:style>
    <style:style style:name="T44" style:family="text">
      <style:text-properties fo:color="#c586c0" loext:opacity="100%" style:font-name="Droid Sans Mono" fo:font-size="10.5pt" fo:font-weight="normal" fo:background-color="#1f1f1f" loext:char-shading-value="0"/>
    </style:style>
    <style:style style:name="T45" style:family="text">
      <style:text-properties fo:color="#c586c0" loext:opacity="100%" style:font-name="Droid Sans Mono" fo:font-size="10.5pt" fo:font-style="normal" fo:font-weight="normal" officeooo:rsid="00253aae" fo:background-color="#1f1f1f" loext:char-shading-value="0" style:font-style-asian="normal" style:font-weight-asian="normal" style:font-style-complex="normal" style:font-weight-complex="normal"/>
    </style:style>
    <style:style style:name="T46" style:family="text">
      <style:text-properties fo:color="#b5cea8" loext:opacity="100%"/>
    </style:style>
    <style:style style:name="T47" style:family="text">
      <style:text-properties fo:color="#ce9178" loext:opacity="100%" style:font-name="Droid Sans Mono" fo:font-weight="normal" fo:background-color="#1f1f1f" loext:char-shading-value="0"/>
    </style:style>
    <style:style style:name="T48" style:family="text">
      <style:text-properties fo:font-variant="normal" fo:text-transform="none" fo:color="#2a6099" loext:opacity="100%" style:font-name="IBM Plex Sans" fo:font-size="12pt" fo:letter-spacing="normal" fo:font-style="normal" fo:font-weight="normal"/>
    </style:style>
    <style:style style:name="T49" style:family="text">
      <style:text-properties fo:font-variant="normal" fo:text-transform="none" fo:color="#2a6099" loext:opacity="100%" style:font-name="IBM Plex Sans" fo:font-size="12pt" fo:letter-spacing="normal" fo:font-style="normal" fo:font-weight="bold" loext:padding="0in" loext:border="none"/>
    </style:style>
    <style:style style:name="T50" style:family="text">
      <style:text-properties fo:font-variant="normal" fo:text-transform="none" fo:color="#2a6099" loext:opacity="100%" fo:letter-spacing="normal"/>
    </style:style>
    <style:style style:name="T51" style:family="text">
      <style:text-properties fo:font-variant="normal" fo:text-transform="none" fo:color="#404040" loext:opacity="100%" style:font-name="apple-system" fo:font-size="12pt" fo:letter-spacing="normal" fo:font-style="normal" fo:font-weight="normal"/>
    </style:style>
    <style:style style:name="T52" style:family="text">
      <style:text-properties fo:font-size="14pt" style:font-size-asian="14pt" style:font-size-complex="14pt"/>
    </style:style>
    <style:style style:name="T53" style:family="text">
      <style:text-properties fo:font-size="10pt" style:font-name-asian="Roboto Light" style:font-size-asian="10pt" style:font-size-complex="10pt"/>
    </style:style>
    <style:style style:name="T54" style:family="text">
      <style:text-properties officeooo:rsid="001ea474"/>
    </style:style>
    <style:style style:name="T55" style:family="text">
      <style:text-properties officeooo:rsid="001ef1b0"/>
    </style:style>
    <style:style style:name="T56" style:family="text">
      <style:text-properties officeooo:rsid="001ef474"/>
    </style:style>
    <style:style style:name="T57" style:family="text">
      <style:text-properties officeooo:rsid="00202a92"/>
    </style:style>
    <style:style style:name="T58" style:family="text">
      <style:text-properties officeooo:rsid="00247c70"/>
    </style:style>
    <style:style style:name="T59" style:family="text">
      <style:text-properties fo:color="#6a9955" loext:opacity="100%"/>
    </style:style>
    <style:style style:name="T60" style:family="text">
      <style:text-properties fo:color="#6a9955" loext:opacity="100%" style:font-name="Droid Sans Mono" fo:font-size="10.5pt" fo:font-weight="normal" fo:background-color="#1f1f1f" loext:char-shading-value="0"/>
    </style:style>
    <style:style style:name="T61" style:family="text">
      <style:text-properties officeooo:rsid="00253aae"/>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53aae" style:font-style-asian="normal" style:font-weight-asian="normal" style:font-style-complex="normal" style:font-weight-complex="normal"/>
    </style:style>
    <style:style style:name="T64" style:family="text">
      <style:text-properties fo:font-style="normal" fo:font-weight="normal" officeooo:rsid="0025892d" style:font-style-asian="normal" style:font-weight-asian="normal" style:font-style-complex="normal" style:font-weight-complex="normal"/>
    </style:style>
    <style:style style:name="T65" style:family="text">
      <style:text-properties officeooo:rsid="00277a1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list>
            <text:list-item>
              <text:list>
                <text:list-item>
                  <text:list>
                    <text:list-item>
                      <text:list>
                        <text:list-item>
                          <text:list>
                            <text:list-item>
                              <text:h text:style-name="P38" text:outline-level="6" loext:marker-style-name="T13"><text:bookmark-start text:name="_Toc174965496"/><text:span text:style-name="T11">МИНИСТЕРСТВО НАУКИ И ВЫСШЕГО ОБРАЗОВАНИЯ<text:line-break/> РОССИЙСКОЙ ФЕДЕРАЦИИ</text:span><text:bookmark-end text:name="_Toc174965496"/></text:h>
                            </text:list-item>
                            <text:list-item>
                              <text:h text:style-name="P38" text:outline-level="6" loext:marker-style-name="T13"><text:bookmark-start text:name="_Toc174965497"/><text:span text:style-name="T11">ФЕДЕРАЛЬНОЕ ГОСУДАРСТВЕННОЕ АВТОНОМНОЕ ОБРАЗОВАТЕЛЬНОЕ УЧРЕЖДЕНИЕ ВЫСШЕГО ОБРАЗОВАНИЯ</text:span><text:bookmark-end text:name="_Toc174965497"/></text:h>
                            </text:list-item>
                            <text:list-item>
                              <text:h text:style-name="P38" text:outline-level="6" loext:marker-style-name="T13"><text:bookmark-start text:name="_Toc174965498"/><text:span text:style-name="T11">НОВОСИБИРСКИЙ НАЦИОНАЛЬНЫЙ ИССЛЕДОВАТЕЛЬСКИЙ ГОСУДАРСТВЕННЫЙ УНИВЕРСИТЕТ</text:span><text:bookmark-end text:name="_Toc174965498"/></text:h>
                            </text:list-item>
                            <text:list-item>
                              <text:h text:style-name="P39" text:outline-level="6" loext:marker-style-name="T13"><text:bookmark-start text:name="_Toc174965499"/><text:span text:style-name="T11">Факультет информационных технологий</text:span><text:bookmark-end text:name="_Toc174965499"/></text:h>
                            </text:list-item>
                          </text:list>
                        </text:list-item>
                      </text:list>
                    </text:list-item>
                  </text:list>
                </text:list-item>
              </text:list>
            </text:list-item>
          </text:list>
        </text:list-item>
      </text:list>
      <text:p text:style-name="P13">Кафедра параллельных вычислений</text:p>
      <text:p text:style-name="P44" loext:marker-style-name="T16"/>
      <text:p text:style-name="P44" loext:marker-style-name="T16"/>
      <text:list text:continue-numbering="true" text:style-name="WWNum1">
        <text:list-item>
          <text:list>
            <text:list-item>
              <text:list>
                <text:list-item>
                  <text:list>
                    <text:list-item>
                      <text:list>
                        <text:list-item>
                          <text:list>
                            <text:list-item>
                              <text:list>
                                <text:list-item>
                                  <text:h text:style-name="P40" text:outline-level="7"><text:bookmark-start text:name="_Toc174965500"/><text:span text:style-name="T12">ОТЧЕТ</text:span><text:bookmark-end text:name="_Toc174965500"/><text:bookmark-start text:name="_Toc174965501"/><text:span text:style-name="T13"> </text:span><text:span text:style-name="T12">О ВЫПОЛНЕНИИ ПРАКТИЧЕСКОЙ РАБОТЫ</text:span><text:bookmark-end text:name="_Toc174965501"/></text:h>
                                </text:list-item>
                              </text:list>
                            </text:list-item>
                          </text:list>
                        </text:list-item>
                      </text:list>
                    </text:list-item>
                  </text:list>
                </text:list-item>
              </text:list>
            </text:list-item>
          </text:list>
        </text:list-item>
      </text:list>
      <text:p text:style-name="P45" loext:marker-style-name="T19"><text:span text:style-name="T19"><text:s/></text:span><text:span text:style-name="T52">Параллельная реализация метода Якоби в трехмерной области</text:span></text:p>
      <text:p text:style-name="P9">студента 2 курса, группы 23201</text:p>
      <text:p text:style-name="P9"/>
      <text:p text:style-name="P23">Сорокина Матвея Павловича</text:p>
      <text:p text:style-name="P12"/>
      <text:p text:style-name="P10">Направление 09.03.01 – «Информатика и вычислительная техника»</text:p>
      <text:p text:style-name="P11"/>
      <text:p text:style-name="P7"/>
      <text:p text:style-name="P7"/>
      <text:p text:style-name="P8"/>
      <text:p text:style-name="P8">Преподаватель:</text:p>
      <text:p text:style-name="P8">А.С. Матвеев</text:p>
      <text:p text:style-name="P7"/>
      <text:p text:style-name="P7"/>
      <text:p text:style-name="P7"/>
      <text:p text:style-name="P7"/>
      <text:p text:style-name="P7"/>
      <text:p text:style-name="P7"/>
      <text:p text:style-name="P6"/>
      <text:p text:style-name="P7"/>
      <text:p text:style-name="P7"/>
      <text:p text:style-name="P7"/>
      <text:p text:style-name="P7"/>
      <text:p text:style-name="P7"/>
      <text:p text:style-name="P9">Новосибирск 202<text:span text:style-name="T54">5</text:span></text:p>
      <text:p text:style-name="P47" loext:marker-style-name="T18"/>
      <text:p text:style-name="P46" loext:marker-style-name="T18"><text:span text:style-name="T18"/></text:p>
      <text:p text:style-name="P46" loext:marker-style-name="T18"><text:span text:style-name="T18"/></text:p>
      <text:p text:style-name="P46" loext:marker-style-name="T18"><text:span text:style-name="T18"/></text:p>
      <text:p text:style-name="P46" loext:marker-style-name="T18"><text:span text:style-name="T18"/></text:p>
      <text:p text:style-name="P46" loext:marker-style-name="T18"><text:span text:style-name="T18"/></text:p>
      <text:p text:style-name="P46" loext:marker-style-name="T18"><text:span text:style-name="T18"/></text:p>
      <text:p text:style-name="P46" loext:marker-style-name="T18"><text:soft-page-break/><text:span text:style-name="T18">СОДЕРЖАНИЕ</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39_18915293" text:style-name="Index_20_Link" text:visited-style-name="Index_20_Link">ЦЕЛЬ<text:tab/>3</text:a></text:p>
          <text:p text:style-name="P1"><text:a xlink:type="simple" xlink:href="#__RefHeading___Toc441_18915293" text:style-name="Index_20_Link" text:visited-style-name="Index_20_Link">ЗАДАНИЕ<text:tab/>3</text:a></text:p>
          <text:p text:style-name="P1"><text:a xlink:type="simple" xlink:href="#__RefHeading___Toc443_18915293" text:style-name="Index_20_Link" text:visited-style-name="Index_20_Link">ОПИСАНИЕ РАБОТЫ<text:tab/>4</text:a></text:p>
          <text:p text:style-name="P1"><text:a xlink:type="simple" xlink:href="#__RefHeading___Toc445_18915293" text:style-name="Index_20_Link" text:visited-style-name="Index_20_Link">ЗАКЛЮЧЕНИЕ<text:tab/>7</text:a></text:p>
          <text:p text:style-name="P1"><text:a xlink:type="simple" xlink:href="#__RefHeading___Toc447_18915293" text:style-name="Index_20_Link" text:visited-style-name="Index_20_Link">ПРИЛОЖЕНИЯ<text:tab/>8</text:a></text:p>
          <text:p text:style-name="P1"><text:a xlink:type="simple" xlink:href="#__RefHeading___Toc449_18915293" text:style-name="Index_20_Link" text:visited-style-name="Index_20_Link">Приложение 1: Исходный код программы main.cpp<text:tab/>8</text:a></text:p>
          <text:p text:style-name="P1"><text:a xlink:type="simple" xlink:href="#__RefHeading___Toc451_18915293" text:style-name="Index_20_Link" text:visited-style-name="Index_20_Link">Приложение 2: Исходный код программы graph_handler.cpp<text:tab/>9</text:a></text:p>
          <text:p text:style-name="P1"><text:a xlink:type="simple" xlink:href="#__RefHeading___Toc451_18915293%20Copy%201" text:style-name="Index_20_Link" text:visited-style-name="Index_20_Link">Приложение 3: Пример графика среднего времени чтения одного элемента массива в зависимости от числа фрагментов<text:tab/>10</text:a></text:p>
        </text:index-body>
      </text:table-of-content>
      <text:p text:style-name="P14"/>
      <text:p text:style-name="P15"/>
      <text:h text:style-name="P32" text:outline-level="1" loext:marker-style-name="T14"><text:bookmark-start text:name="_Toc181300384"/><text:bookmark-start text:name="__RefHeading___Toc439_18915293"/><text:span text:style-name="T14">ЦЕЛЬ</text:span><text:bookmark-end text:name="_Toc181300384"/><text:bookmark-end text:name="__RefHeading___Toc439_18915293"/></text:h>
      <text:p text:style-name="P22">Практическое освоение методов распараллеливания численных алгоритмов на регулярных сетках на примере реализации метода Якоби в трехмерной области.</text:p>
      <text:h text:style-name="P33" text:outline-level="1" loext:marker-style-name="T14"><text:bookmark-start text:name="_Toc181300385"/><text:bookmark-start text:name="__RefHeading___Toc441_18915293"/><text:span text:style-name="T14">ЗАДАНИЕ</text:span><text:bookmark-end text:name="_Toc181300385"/><text:bookmark-end text:name="__RefHeading___Toc441_18915293"/></text:h>
      <text:list xml:id="list2507742923" text:style-name="WWNum2">
        <text:list-item>
          <text:p text:style-name="P41" loext:marker-style-name="T20"><text:span text:style-name="T20">Последовательную программу из лабораторной работы 1, реализующую итерационный алгоритм решения системы линейных алгебраических уравнений вида Ax=b, распараллелить с помощью OpenMP. Реализовать два варианта программы:  </text:span></text:p>
        </text:list-item>
      </text:list>
      <text:list text:style-name="L1">
        <text:list-item>
          <text:p text:style-name="P42" loext:marker-style-name="T20"><text:span text:style-name="T20">Вариант 1: для каждого распараллеливаемого цикла создается отдельная параллельная секция #pragma omp parallel for,  </text:span></text:p>
        </text:list-item>
      </text:list>
      <text:list text:style-name="L2">
        <text:list-item>
          <text:p text:style-name="P43" loext:marker-style-name="T20"><text:span text:style-name="T20">Вариант 2: создается одна параллельная секция #pragma omp parallel, охватывающая весь итерационный алгоритм. </text:span></text:p>
        </text:list-item>
      </text:list>
      <text:list text:continue-list="list2507742923" text:style-name="WWNum2">
        <text:list-header>
          <text:p text:style-name="P41" loext:marker-style-name="T20"><text:span text:style-name="T20">Уделить внимание тому, чтобы при запуске программы на различном числе OpenMP-потоков решалась одна и та же задача (исходные данные заполнялись одинаковым образом). </text:span></text:p>
        </text:list-header>
        <text:list-item>
          <text:p text:style-name="P41" loext:marker-style-name="T20"><text:span text:style-name="T20">Замерить время работы двух вариантов программы при использовании различного числа процессорных ядер: от 1 до числа доступных в узле. Построить графики зависимости времени работы программы, ускорения и эффективности распараллеливания от числа используемых ядер. Исходные данные и параметры задачи подобрать таким образом, чтобы решение задачи на одном ядре занимало не менее 30 секунд. </text:span></text:p>
        </text:list-item>
        <text:list-item>
          <text:p text:style-name="P41" loext:marker-style-name="T20"><text:span text:style-name="T20">Провести исследование на определение оптимальных параметров #pragma omp for schedule(...) при некотором фиксированном размере задачи и количестве потоков. </text:span></text:p>
        </text:list-item>
        <text:list-item>
          <text:p text:style-name="P41" loext:marker-style-name="T20"><text:span text:style-name="T20">На основании полученных результатов сделать вывод о целесообразности использования первого или второго варианта программы.</text:span></text:p>
        </text:list-item>
      </text:list>
      <text:p text:style-name="P3"/>
      <text:p text:style-name="P3"/>
      <text:h text:style-name="P27" text:outline-level="1"><text:bookmark-start text:name="_Toc181300386"/><text:bookmark-start text:name="__RefHeading___Toc443_18915293"/>ОПИСАНИЕ РАБОТЫ<text:bookmark-end text:name="_Toc181300386"/><text:bookmark-end text:name="__RefHeading___Toc443_18915293"/></text:h>
      <text:p text:style-name="P2">На языке С++ были написаны 3 программы: последовательная <text:span text:style-name="T22">sequential.cpp </text:span>(см. Приложение 1.) и 2 параллельные, реализующие 1 и 2 вариант с помощью <text:span text:style-name="T54">библиотеки </text:span><text:span text:style-name="T21">OpenMP: </text:span><text:span text:style-name="T25">parallel1.cpp, parallel2.cpp</text:span> (<text:span text:style-name="T54">см. </text:span>Приложение 2 и 3 <text:span text:style-name="T54">соответственно</text:span>).</text:p>
      <text:p text:style-name="P2"/>
      <text:p text:style-name="P25">Рассмотрю более подробно использование библиотеки OpenMP в параллельных программах:</text:p>
      <text:list text:style-name="L3">
        <text:list-item>
          <text:p text:style-name="P48">1 Вариант:</text:p>
        </text:list-item>
      </text:list>
      <table:table table:name="Table1" table:style-name="Table1">
        <table:table-column table:style-name="Table1.A"/>
        <table:table-row table:style-name="Table1.1">
          <table:table-cell table:style-name="Table1.A1" office:value-type="string">
            <text:p text:style-name="P17"><text:span text:style-name="T43">for</text:span><text:span text:style-name="T17"> (; </text:span><text:span text:style-name="T36">iterations_count</text:span><text:span text:style-name="T17"> </text:span><text:span text:style-name="T41">&lt;</text:span><text:span text:style-name="T17"> </text:span><text:span text:style-name="T36">MAX_ITERATIONS</text:span><text:span text:style-name="T17">; </text:span><text:span text:style-name="T41">++</text:span><text:span text:style-name="T36">iterations_count</text:span><text:span text:style-name="T17">) {</text:span></text:p>
            <text:p text:style-name="P16"><text:span text:style-name="T35">current_norm</text:span> <text:span text:style-name="T40">=</text:span> <text:span text:style-name="T46">0</text:span>;</text:p>
            <text:p text:style-name="P20"/>
            <text:p text:style-name="P16"><text:span text:style-name="T42">#pragma</text:span><text:span text:style-name="T30"> </text:span><text:span text:style-name="T35">omp</text:span><text:span text:style-name="T30"> </text:span><text:span text:style-name="T35">parallel</text:span><text:span text:style-name="T30"> </text:span><text:span text:style-name="T35">for</text:span><text:span text:style-name="T30"> </text:span><text:span text:style-name="T35">reduction</text:span><text:span text:style-name="T30">(+ : </text:span><text:span text:style-name="T35">current_norm</text:span><text:span text:style-name="T30">)</text:span></text:p>
            <text:p text:style-name="P16"><text:span text:style-name="T42">for</text:span> (<text:span text:style-name="T30">int</text:span> <text:span text:style-name="T35">i</text:span> <text:span text:style-name="T40">=</text:span> <text:span text:style-name="T46">0</text:span>; <text:span text:style-name="T35">i</text:span> <text:span text:style-name="T40">&lt;</text:span> <text:span text:style-name="T35">N</text:span>; <text:span text:style-name="T40">++</text:span><text:span text:style-name="T35">i</text:span>) {</text:p>
            <text:p text:style-name="P16"><text:span text:style-name="T30">long</text:span> <text:span text:style-name="T30">double</text:span> <text:span text:style-name="T35">sum</text:span> <text:span text:style-name="T40">=</text:span> <text:span text:style-name="T40">-</text:span><text:span text:style-name="T35">vector_b</text:span><text:span text:style-name="T34">[</text:span><text:span text:style-name="T35">i</text:span><text:span text:style-name="T34">]</text:span>;</text:p>
            <text:p text:style-name="P16"><text:span text:style-name="T42">for</text:span> (<text:span text:style-name="T30">int</text:span> <text:span text:style-name="T35">j</text:span> <text:span text:style-name="T40">=</text:span> <text:span text:style-name="T46">0</text:span>; <text:span text:style-name="T35">j</text:span> <text:span text:style-name="T40">&lt;</text:span> <text:span text:style-name="T35">N</text:span>; <text:span text:style-name="T40">++</text:span><text:span text:style-name="T35">j</text:span>) {</text:p>
            <text:p text:style-name="P16"><text:span text:style-name="T35">sum</text:span> <text:span text:style-name="T40">+=</text:span> <text:span text:style-name="T35">matrix_a</text:span><text:span text:style-name="T34">[</text:span><text:span text:style-name="T35">i</text:span> <text:span text:style-name="T40">*</text:span> <text:span text:style-name="T35">N</text:span> <text:span text:style-name="T40">+</text:span> <text:span text:style-name="T35">j</text:span><text:span text:style-name="T34">]</text:span> <text:span text:style-name="T40">*</text:span> <text:span text:style-name="T35">vector_x</text:span><text:span text:style-name="T34">[</text:span><text:span text:style-name="T35">j</text:span><text:span text:style-name="T34">]</text:span>;</text:p>
            <text:p text:style-name="P16">}</text:p>
            <text:p text:style-name="P16"><text:span text:style-name="T35">next_x</text:span><text:span text:style-name="T34">[</text:span><text:span text:style-name="T35">i</text:span><text:span text:style-name="T34">]</text:span> <text:span text:style-name="T40">=</text:span> <text:span text:style-name="T35">vector_x</text:span><text:span text:style-name="T34">[</text:span><text:span text:style-name="T35">i</text:span><text:span text:style-name="T34">]</text:span> <text:span text:style-name="T40">-</text:span> <text:span text:style-name="T35">TAU</text:span> <text:span text:style-name="T40">*</text:span> <text:span text:style-name="T35">sum</text:span>;</text:p>
            <text:p text:style-name="P16"><text:span text:style-name="T35">current_norm</text:span> <text:span text:style-name="T40">+=</text:span> <text:span text:style-name="T35">sum</text:span> <text:span text:style-name="T40">*</text:span> <text:span text:style-name="T35">sum</text:span>;</text:p>
            <text:p text:style-name="P16">}</text:p>
            <text:p text:style-name="P26"/>
            <text:p text:style-name="P16"><text:span text:style-name="T39">std</text:span>::<text:span text:style-name="T34">memcpy</text:span>(<text:span text:style-name="T40">&amp;</text:span><text:span text:style-name="T35">vector_x</text:span><text:span text:style-name="T34">[</text:span><text:span text:style-name="T46">0</text:span><text:span text:style-name="T34">]</text:span>, <text:span text:style-name="T40">&amp;</text:span><text:span text:style-name="T35">next_x</text:span><text:span text:style-name="T34">[</text:span><text:span text:style-name="T46">0</text:span><text:span text:style-name="T34">]</text:span>, <text:span text:style-name="T35">N</text:span> <text:span text:style-name="T40">*</text:span> <text:span text:style-name="T30">sizeof</text:span>(<text:span text:style-name="T30">double</text:span>));</text:p>
            <text:p text:style-name="P26"/>
            <text:p text:style-name="P16"><text:span text:style-name="T30">double</text:span> <text:span text:style-name="T35">rel_error</text:span> <text:span text:style-name="T40">=</text:span> <text:span text:style-name="T39">std</text:span>::<text:span text:style-name="T34">sqrt</text:span>(<text:span text:style-name="T35">current_norm</text:span>) <text:span text:style-name="T40">/</text:span> <text:span text:style-name="T35">b_norm</text:span>;</text:p>
            <text:p text:style-name="P19">// std::cout &lt;&lt; "Iteration " &lt;&lt; iterations_count &lt;&lt; ": " &lt;&lt; rel_error &lt;&lt; std::endl;</text:p>
            <text:p text:style-name="P16"><text:span text:style-name="T42">if</text:span> (<text:span text:style-name="T35">rel_error</text:span> <text:span text:style-name="T40">&lt;</text:span> <text:span text:style-name="T35">EPSILON</text:span>) {</text:p>
            <text:p text:style-name="P16"><text:span text:style-name="T42">break</text:span>;</text:p>
            <text:p text:style-name="P16">}</text:p>
            <text:p text:style-name="P16">}</text:p>
          </table:table-cell>
        </table:table-row>
      </table:table>
      <text:list text:continue-numbering="true" text:style-name="L3">
        <text:list-header>
          <text:p text:style-name="P49" loext:marker-style-name="T15">Вообще отличие от последовательного варианта программы исключительно в одном – использовании директивы <text:span text:style-name="T44">#pragma</text:span><text:span text:style-name="T32"> </text:span><text:span text:style-name="T37">omp</text:span><text:span text:style-name="T32"> </text:span><text:span text:style-name="T37">parallel</text:span><text:span text:style-name="T32"> </text:span><text:span text:style-name="T37">for</text:span><text:span text:style-name="T32"> </text:span><text:span text:style-name="T37">reduction</text:span><text:span text:style-name="T32">(+ : </text:span><text:span text:style-name="T37">current_norm</text:span><text:span text:style-name="T32">)</text:span>. </text:p>
          <text:p text:style-name="P59" loext:marker-style-name="T15"><text:span text:style-name="T55">Эта директива сообщает компилятору, что следующий за ней цикл выполня</text:span><text:span text:style-name="T56">е</text:span><text:span text:style-name="T55">т</text:span><text:span text:style-name="T56">ся </text:span><text:span text:style-name="T55">параллельно </text:span><text:span text:style-name="T57">(</text:span><text:a xlink:type="simple" xlink:href="https://www.ibm.com/docs/en/xl-c-and-cpp-linux/16.1.1?topic=parallelization-pragma-omp-parallel" text:style-name="Internet_20_link" text:visited-style-name="Visited_20_Internet_20_Link"><text:span text:style-name="T57">https://www.ibm.com/docs/en/xl-c-and-cpp-linux/16.1.1?topic=parallelization-pragma-omp-parallel</text:span></text:a><text:span text:style-name="T57">)</text:span><text:span text:style-name="T55">. </text:span></text:p>
          <text:p text:style-name="P59" loext:marker-style-name="T15"><text:span text:style-name="T48">The </text:span><text:span text:style-name="Strong_20_Emphasis"><text:span text:style-name="T49">omp parallel</text:span></text:span><text:span text:style-name="T50"> </text:span><text:span text:style-name="T48">directive explicitly instructs the compiler to parallelize the chosen block of code.</text:span></text:p>
          <text:p text:style-name="P60" loext:marker-style-name="T15"><text:span text:style-name="T24">omp </text:span><text:span text:style-name="T23">parallel for</text:span>: <text:span text:style-name="T56">ц</text:span>икл разбивается на независимые блоки, и каждый поток обрабатывает свой набор итераций (т. <text:span text:style-name="T55">е.</text:span>, определённое множество значений индекса <text:span text:style-name="T23">i</text:span>). <text:span text:style-name="T56">К</text:span>аждая строка матрицы обрабатывается независимо.</text:p>
          <text:p text:style-name="P60" loext:marker-style-name="T15"><text:span text:style-name="T23">reduction (+ : current_norm)</text:span><text:span text:style-name="T21">:</text:span> При параллельном выполнении каждый поток имеет свою копию переменной <text:span text:style-name="T23">current_norm</text:span>. В теле цикла каждый поток суммирует в свою копию значение <text:span text:style-name="T23">sum * sum</text:span> для итераций, которые он обрабатывает. По окончании цикла происходит суммирование всех локальных копий в общую переменную <text:span text:style-name="T23">current_norm</text:span>. <text:span text:style-name="T56">И</text:span>тоговое значение <text:span text:style-name="T23">current_norm</text:span><text:span text:style-name="T56"> </text:span>будет равно сумме вкладов всех потоков без гонок данных.<text:span text:style-name="T55"> </text:span></text:p>
          <text:p text:style-name="P61" loext:marker-style-name="T15"><text:soft-page-break/>Регулировка количества параллельных потоков происходит через задание переменную окружения <text:span text:style-name="T21">OMP_NUM_THREADS</text:span> в bash скрипте <text:span text:style-name="T21">RunThreads.sh </text:span>(см. Приложение 4). <text:s/>Подробнее <text:span text:style-name="T57">смотри здесь: </text:span><text:a xlink:type="simple" xlink:href="https://www.openmp.org/spec-html/5.0/openmpse50.html" text:style-name="Internet_20_link" text:visited-style-name="Visited_20_Internet_20_Link"><text:span text:style-name="T57">https://www.openmp.org/spec-html/5.0/openmpse50.html</text:span></text:a></text:p>
        </text:list-header>
        <text:list-item>
          <text:p text:style-name="P48">2 Вариант:</text:p>
        </text:list-item>
      </text:list>
      <table:table table:name="Table7" table:style-name="Table7">
        <table:table-column table:style-name="Table7.A"/>
        <table:table-row table:style-name="Table7.1">
          <table:table-cell table:style-name="Table7.A1" office:value-type="string">
            <text:p text:style-name="P18"><text:span text:style-name="T43">#pragma</text:span><text:span text:style-name="T31"> </text:span><text:span text:style-name="T36">omp</text:span><text:span text:style-name="T31"> </text:span><text:span text:style-name="T36">parallel</text:span></text:p>
            <text:p text:style-name="P16">{</text:p>
            <text:p text:style-name="P16"><text:span text:style-name="T42">while</text:span> (<text:span text:style-name="T40">!</text:span><text:span text:style-name="T35">stop</text:span>) {</text:p>
            <text:p text:style-name="P16"><text:span text:style-name="T35">local_norm</text:span> <text:span text:style-name="T40">=</text:span> <text:span text:style-name="T46">0.0</text:span>;</text:p>
            <text:p text:style-name="P16"><text:span text:style-name="T42">#pragma</text:span><text:span text:style-name="T30"> </text:span><text:span text:style-name="T35">omp</text:span><text:span text:style-name="T30"> </text:span><text:span text:style-name="T35">for</text:span><text:span text:style-name="T30"> </text:span><text:span text:style-name="T35">schedule</text:span><text:span text:style-name="T30">(</text:span><text:span text:style-name="T35">static</text:span><text:span text:style-name="T30">) </text:span><text:span text:style-name="T35">reduction</text:span><text:span text:style-name="T30">(+ : </text:span><text:span text:style-name="T35">local_norm</text:span><text:span text:style-name="T30">)</text:span></text:p>
            <text:p text:style-name="P16"><text:span text:style-name="T42">for</text:span> (<text:span text:style-name="T30">int</text:span> <text:span text:style-name="T35">i</text:span> <text:span text:style-name="T40">=</text:span> <text:span text:style-name="T46">0</text:span>; <text:span text:style-name="T35">i</text:span> <text:span text:style-name="T40">&lt;</text:span> <text:span text:style-name="T35">N</text:span>; <text:span text:style-name="T40">++</text:span><text:span text:style-name="T35">i</text:span>) {</text:p>
            <text:p text:style-name="P16"><text:span text:style-name="T30">double</text:span> <text:span text:style-name="T35">sum</text:span> <text:span text:style-name="T40">=</text:span> <text:span text:style-name="T40">-</text:span><text:span text:style-name="T35">vector_b</text:span><text:span text:style-name="T34">[</text:span><text:span text:style-name="T35">i</text:span><text:span text:style-name="T34">]</text:span>;</text:p>
            <text:p text:style-name="P16"><text:span text:style-name="T42">for</text:span> (<text:span text:style-name="T30">int</text:span> <text:span text:style-name="T35">j</text:span> <text:span text:style-name="T40">=</text:span> <text:span text:style-name="T46">0</text:span>; <text:span text:style-name="T35">j</text:span> <text:span text:style-name="T40">&lt;</text:span> <text:span text:style-name="T35">N</text:span>; <text:span text:style-name="T40">++</text:span><text:span text:style-name="T35">j</text:span>) {</text:p>
            <text:p text:style-name="P16"><text:span text:style-name="T35">sum</text:span> <text:span text:style-name="T40">+=</text:span> <text:span text:style-name="T35">matrix_a</text:span><text:span text:style-name="T34">[</text:span><text:span text:style-name="T35">i</text:span> <text:span text:style-name="T40">*</text:span> <text:span text:style-name="T35">N</text:span> <text:span text:style-name="T40">+</text:span> <text:span text:style-name="T35">j</text:span><text:span text:style-name="T34">]</text:span> <text:span text:style-name="T40">*</text:span> <text:span text:style-name="T35">vector_x</text:span><text:span text:style-name="T34">[</text:span><text:span text:style-name="T35">j</text:span><text:span text:style-name="T34">]</text:span>;</text:p>
            <text:p text:style-name="P16">}</text:p>
            <text:p text:style-name="P16"><text:span text:style-name="T35">next_x</text:span><text:span text:style-name="T34">[</text:span><text:span text:style-name="T35">i</text:span><text:span text:style-name="T34">]</text:span> <text:span text:style-name="T40">=</text:span> <text:span text:style-name="T35">vector_x</text:span><text:span text:style-name="T34">[</text:span><text:span text:style-name="T35">i</text:span><text:span text:style-name="T34">]</text:span> <text:span text:style-name="T40">-</text:span> <text:span text:style-name="T35">TAU</text:span> <text:span text:style-name="T40">*</text:span> <text:span text:style-name="T35">sum</text:span>;</text:p>
            <text:p text:style-name="P16"><text:span text:style-name="T35">local_norm</text:span> <text:span text:style-name="T40">+=</text:span> <text:span text:style-name="T35">sum</text:span> <text:span text:style-name="T40">*</text:span> <text:span text:style-name="T35">sum</text:span>;</text:p>
            <text:p text:style-name="P16">}</text:p>
            <text:p text:style-name="P26"/>
            <text:p text:style-name="P16"><text:span text:style-name="T42">#pragma</text:span><text:span text:style-name="T30"> </text:span><text:span text:style-name="T35">omp</text:span><text:span text:style-name="T30"> </text:span><text:span text:style-name="T35">master</text:span></text:p>
            <text:p text:style-name="P16">{</text:p>
            <text:p text:style-name="P16"><text:span text:style-name="T35">current_norm</text:span> <text:span text:style-name="T40">=</text:span> <text:span text:style-name="T35">local_norm</text:span>;</text:p>
            <text:p text:style-name="P16"><text:span text:style-name="T39">std</text:span>::<text:span text:style-name="T34">memcpy</text:span>(<text:span text:style-name="T35">vector_x</text:span>.<text:span text:style-name="T34">data</text:span>(), <text:span text:style-name="T35">next_x</text:span>.<text:span text:style-name="T34">data</text:span>(), <text:span text:style-name="T35">N</text:span> <text:span text:style-name="T40">*</text:span> <text:span text:style-name="T30">sizeof</text:span>(<text:span text:style-name="T30">double</text:span>));</text:p>
            <text:p text:style-name="P16"><text:span text:style-name="T35">iterations_count</text:span><text:span text:style-name="T40">++</text:span>;</text:p>
            <text:p text:style-name="P26"/>
            <text:p text:style-name="P16"><text:span text:style-name="T30">double</text:span> <text:span text:style-name="T35">rel_error</text:span> <text:span text:style-name="T40">=</text:span> <text:span text:style-name="T39">std</text:span>::<text:span text:style-name="T34">sqrt</text:span>(<text:span text:style-name="T35">current_norm</text:span>) <text:span text:style-name="T40">/</text:span> <text:span text:style-name="T35">b_norm</text:span>;</text:p>
            <text:p text:style-name="P16"><text:span text:style-name="T42">if</text:span> (<text:span text:style-name="T35">rel_error</text:span> <text:span text:style-name="T40">&lt;</text:span> <text:span text:style-name="T35">EPSILON</text:span>) {</text:p>
            <text:p text:style-name="P16"><text:span text:style-name="T35">stop</text:span> <text:span text:style-name="T40">=</text:span> <text:span text:style-name="T30">true</text:span>;</text:p>
            <text:p text:style-name="P16">}</text:p>
            <text:p text:style-name="P16">}</text:p>
            <text:p text:style-name="P26"/>
            <text:p text:style-name="P16"><text:span text:style-name="T42">#pragma</text:span><text:span text:style-name="T30"> </text:span><text:span text:style-name="T35">omp</text:span><text:span text:style-name="T30"> </text:span><text:span text:style-name="T35">barrier</text:span><text:span text:style-name="T59"> </text:span></text:p>
            <text:p text:style-name="P16">}</text:p>
            <text:p text:style-name="P16">}</text:p>
          </table:table-cell>
        </table:table-row>
      </table:table>
      <text:list text:continue-numbering="true" text:style-name="L3">
        <text:list-header>
          <text:p text:style-name="P50"><text:span text:style-name="T58">Опять создаем </text:span><text:span text:style-name="T65">параллельную секцию</text:span><text:span text:style-name="T58">, </text:span><text:span text:style-name="T65">в </text:span><text:span text:style-name="T58">котор</text:span><text:span text:style-name="T65">ой</text:span><text:span text:style-name="T58"> </text:span><text:span text:style-name="T65">потоки </text:span><text:span text:style-name="T58">совместно выполня</text:span><text:span text:style-name="T65">ю</text:span><text:span text:style-name="T58">т код внутри фигурных скобок. </text:span>Все потоки остаются активными и выполняют итерационный процесс, пока условие <text:span text:style-name="T21">!</text:span><text:span text:style-name="T26">stop</text:span><text:span text:style-name="T58"> </text:span>истинно.</text:p>
          <text:p text:style-name="P53">Теперь рассмотрим строку <text:span text:style-name="T44">#pragma</text:span><text:span text:style-name="T32"> </text:span><text:span text:style-name="T37">omp</text:span><text:span text:style-name="T32"> </text:span><text:span text:style-name="T37">for</text:span><text:span text:style-name="T32"> </text:span><text:span text:style-name="T37">schedule</text:span><text:span text:style-name="T32">(</text:span><text:span text:style-name="T37">static</text:span><text:span text:style-name="T32">) </text:span><text:span text:style-name="T37">reduction</text:span><text:span text:style-name="T32">(+ : </text:span><text:span text:style-name="T37">local_norm</text:span><text:span text:style-name="T32">)</text:span>:</text:p>
          <text:p text:style-name="P53"/>
          <text:p text:style-name="P51"><text:span text:style-name="T26">for schedule(static)</text:span><text:span text:style-name="T58">: </text:span><text:span text:style-name="T61">и</text:span>терации делятся равномерно между потоками (каждый поток получает фиксированный блок итераций). <text:span text:style-name="T61">Я не специфицирую параметр </text:span><text:span text:style-name="T28">chunk-size</text:span><text:span text:style-name="T61"> поскольку: </text:span><text:span text:style-name="T51">OpenMP will divide iterations into chunks that are approximately equal in size and it distributes chunks to threads </text:span><text:span text:style-name="Strong_20_Emphasis"><text:span text:style-name="T51">in order.</text:span></text:span><text:span text:style-name="T61"> </text:span></text:p>
          <text:p text:style-name="P51"><text:span text:style-name="T61">Подробнее про </text:span><text:span text:style-name="T28">scheduling</text:span><text:span text:style-name="T61"> в </text:span><text:span text:style-name="T27">OpenMP</text:span><text:span text:style-name="T61">: </text:span><text:a xlink:type="simple" xlink:href="https://610yilingliu.github.io/2020/07/15/ScheduleinOpenMP/" text:style-name="Internet_20_link" text:visited-style-name="Visited_20_Internet_20_Link"><text:span text:style-name="T61">https://610yilingliu.github.io/2020/07/15/ScheduleinOpenMP/</text:span></text:a></text:p>
        </text:list-header>
      </text:list>
      <text:p text:style-name="P4"/>
      <text:p text:style-name="P4"><text:tab/><text:span text:style-name="T23">reduction (+ : current_norm): </text:span><text:span text:style-name="T63">смотри выше.</text:span></text:p>
      <text:p text:style-name="P4"><text:span text:style-name="T63"/></text:p>
      <text:p text:style-name="P4"><text:span text:style-name="T63"><text:tab/></text:span><text:span text:style-name="T45">#pragma</text:span><text:span text:style-name="T33"> </text:span><text:span text:style-name="T38">omp</text:span><text:span text:style-name="T33"> </text:span><text:span text:style-name="T38">master</text:span><text:span text:style-name="T63">: следующий блок кода должен выполняться только одним <text:tab/></text:span><text:span text:style-name="T29">primary</text:span><text:span text:style-name="T63"> потоком </text:span><text:span text:style-name="T64">для предотвращений конфликтов при записи: обновление значений </text:span><text:soft-page-break/><text:span text:style-name="T64"><text:tab/>переменных и проверка условия выхода из итерационного цикла. Если оно <text:tab/>выполнится то все потоки выйдут из цикла в следующей итерации. </text:span></text:p>
      <text:p text:style-name="P31"><text:span text:style-name="T62">Подробнее смотри здесь: </text:span><text:a xlink:type="simple" xlink:href="https://www.ibm.com/docs/en/zos/2.4.0?topic=processing" text:style-name="Internet_20_link" text:visited-style-name="Visited_20_Internet_20_Link"><text:span text:style-name="T62">https://www.ibm.com/docs/en/zos/2.4.0?topic=processing</text:span></text:a><text:span text:style-name="T62"> </text:span><text:a xlink:type="simple" xlink:href="https://www.ibm.com/docs/en/zos/2.4.0?topic=processing-pragma-omp-master" text:style-name="Internet_20_link" text:visited-style-name="Visited_20_Internet_20_Link"><text:span text:style-name="T62">pragma-omp-master</text:span></text:a></text:p>
      <text:p text:style-name="P4"><text:span text:style-name="T64"/></text:p>
      <text:p text:style-name="P5"><text:span text:style-name="T44">#pragma</text:span><text:span text:style-name="T32"> </text:span><text:span text:style-name="T37">omp</text:span><text:span text:style-name="T32"> </text:span><text:span text:style-name="T37">barrier</text:span><text:span text:style-name="T60"> </text:span>: синхронизирует все потоки - каждый поток должен дождаться <text:tab/>завершения всех операций в текущей итерации (в том числе работы мастера) перед <text:tab/>переходом к следующей итерации цикла.</text:p>
      <text:p text:style-name="P31">Определение: <text:a xlink:type="simple" xlink:href="https://www.ibm.com/docs/en/xl-c-and-cpp-aix/13.1.0?topic=processing-pragma-omp-barrier" text:style-name="Internet_20_link" text:visited-style-name="Visited_20_Internet_20_Link">https://www.ibm.com/docs/en/xl-c-and-cpp-aix/13.1.0?topic=processing-pragma-omp-barrier</text:a></text:p>
      <text:p text:style-name="P2"/>
      <text:p text:style-name="P2"><text:span text:style-name="T54">Замерено </text:span>время работы <text:span text:style-name="T54">двух</text:span> вариантов программы при использовании различного</text:p>
      <text:p text:style-name="P2">числа потоков: 1,2,4, <text:span text:style-name="T54">и </text:span>8.</text:p>
      <text:p text:style-name="P2"/>
      <text:p text:style-name="P2"><text:span text:style-name="T54">П</text:span>остроены графики зависимости времени, ускорения <text:span text:style-name="T54">и эффективности </text:span>(см. <text:span text:style-name="T55">Приложение 4</text:span>) от количества процессов для последовательной и параллельных программ.</text:p>
      <text:h text:style-name="P28" text:outline-level="1"><text:bookmark-start text:name="_Toc181300387"/><text:bookmark-start text:name="__RefHeading___Toc445_18915293"/>ЗАКЛЮЧЕНИЕ<text:bookmark-end text:name="_Toc181300387"/><text:bookmark-end text:name="__RefHeading___Toc445_18915293"/></text:h>
      <text:p text:style-name="P24">В ходе выполнения практической работы были изучены основные функции и директивы</text:p>
      <text:p text:style-name="P24">библиотеки OpenMP и получены базовые знания о параллельных вычислениях. Были</text:p>
      <text:p text:style-name="P24">написаны три программы, время работы которых было проанализировано. Также было</text:p>
      <text:p text:style-name="P24">найдено ускорение и эффективность программ, из которых можно заметить, что</text:p>
      <text:p text:style-name="P24">параллельный алгоритм может давать большое ускорение и иметь хорошую эффективность</text:p>
      <text:p text:style-name="P24">при использовании небольшого числа потоков.</text:p>
      <text:list text:style-name="L4">
        <text:list-header>
          <text:p text:style-name="P54"><text:line-break/></text:p>
        </text:list-header>
      </text:list>
      <text:p text:style-name="P21"/>
      <text:h text:style-name="P34" text:outline-level="1" loext:marker-style-name="T14"><text:bookmark-start text:name="_Toc181300388"/><text:bookmark-start text:name="__RefHeading___Toc447_18915293"/><text:span text:style-name="T14">ПРИЛОЖЕНИЯ</text:span><text:bookmark-end text:name="_Toc181300388"/><text:bookmark-end text:name="__RefHeading___Toc447_18915293"/></text:h>
      <text:h text:style-name="P35" text:outline-level="1" loext:marker-style-name="T7"><text:bookmark-start text:name="_Toc181300389"/><text:bookmark-start text:name="__RefHeading___Toc449_18915293"/><text:span text:style-name="T1">Приложение 1:</text:span><text:span text:style-name="T6"> </text:span><text:span text:style-name="T1">Исходный код программы</text:span><text:span text:style-name="T8"> </text:span><text:bookmark-end text:name="_Toc181300389"/><text:span text:style-name="T9">sequential.cpp</text:span><text:bookmark-end text:name="__RefHeading___Toc449_18915293"/></text:h>
      <table:table table:name="Table2" table:style-name="Table2">
        <table:table-column table:style-name="Table2.A"/>
        <table:table-row table:style-name="Table2.1">
          <table:table-cell table:style-name="Table2.A1" office:value-type="string">
            <text:p text:style-name="P55" loext:marker-style-name="T53"/>
          </table:table-cell>
        </table:table-row>
      </table:table>
      <text:p text:style-name="P6"/>
      <text:h text:style-name="P35" text:outline-level="1" loext:marker-style-name="T1"><text:bookmark-start text:name="_Toc181300390"/><text:bookmark-start text:name="__RefHeading___Toc451_18915293"/><text:span text:style-name="T1">Приложение 2: </text:span><text:bookmark-end text:name="_Toc181300390"/><text:span text:style-name="T1">Исходный код программы </text:span><text:span text:style-name="T9">parallel1.cpp</text:span><text:bookmark-end text:name="__RefHeading___Toc451_18915293"/></text:h>
      <table:table table:name="Table3" table:style-name="Table3">
        <table:table-column table:style-name="Table3.A"/>
        <table:table-row table:style-name="Table3.1">
          <table:table-cell table:style-name="Table3.A1" office:value-type="string">
            <text:p text:style-name="P56" loext:marker-style-name="T53"><text:span text:style-name="T47"/></text:p>
          </table:table-cell>
        </table:table-row>
      </table:table>
      <text:p text:style-name="P6"/>
      <text:h text:style-name="P36" text:outline-level="1" loext:marker-style-name="T1"><text:bookmark-start text:name="_Toc181300390 Copy 2"/><text:bookmark-start text:name="__RefHeading___Toc451_18915293 Copy 2"/><text:span text:style-name="T1">Приложение </text:span><text:span text:style-name="T3">3</text:span><text:span text:style-name="T1">: </text:span><text:bookmark-end text:name="_Toc181300390 Copy 2"/><text:span text:style-name="T1">Исходный код программы </text:span><text:span text:style-name="T9">parallel2.cpp</text:span><text:bookmark-end text:name="__RefHeading___Toc451_18915293 Copy 2"/></text:h>
      <table:table table:name="Table5" table:style-name="Table5">
        <table:table-column table:style-name="Table5.A"/>
        <table:table-row table:style-name="Table5.1">
          <table:table-cell table:style-name="Table5.A1" office:value-type="string">
            <text:p text:style-name="P57" loext:marker-style-name="T53"><text:span text:style-name="T47"/></text:p>
          </table:table-cell>
        </table:table-row>
      </table:table>
      <text:p text:style-name="P29"/>
      <text:h text:style-name="P37" text:outline-level="1" loext:marker-style-name="T1"><text:bookmark-start text:name="__RefHeading___Toc451_18915293 Copy 2 Copy 1"/><text:bookmark-start text:name="_Toc181300390 Copy 2 Copy 1"/><text:span text:style-name="T1">Приложение </text:span><text:span text:style-name="T4">4</text:span><text:span text:style-name="T1">: </text:span><text:bookmark-end text:name="_Toc181300390 Copy 2 Copy 1"/><text:span text:style-name="T1">Исходный код программы </text:span><text:span text:style-name="T10">RunThreads.sh</text:span><text:bookmark-end text:name="__RefHeading___Toc451_18915293 Copy 2 Copy 1"/></text:h>
      <table:table table:name="Table6" table:style-name="Table6">
        <table:table-column table:style-name="Table6.A"/>
        <table:table-row table:style-name="Table6.1">
          <table:table-cell table:style-name="Table6.A1" office:value-type="string">
            <text:p text:style-name="P58" loext:marker-style-name="T53"><text:span text:style-name="T47"/></text:p>
          </table:table-cell>
        </table:table-row>
      </table:table>
      <text:p text:style-name="P30"/>
      <text:h text:style-name="P35" text:outline-level="1" loext:marker-style-name="T1"><text:bookmark-start text:name="_Toc181300390 Copy 1"/><text:bookmark-start text:name="__RefHeading___Toc451_18915293 Copy 1"/><text:span text:style-name="T1">Приложение </text:span><text:span text:style-name="T5">5</text:span><text:span text:style-name="T1">: </text:span><text:bookmark-end text:name="_Toc181300390 Copy 1"/><text:span text:style-name="T2">Пример график</text:span><text:span text:style-name="T5">ов</text:span><text:span text:style-name="T2"> </text:span><text:bookmark-end text:name="__RefHeading___Toc451_18915293 Copy 1"/></text:h>
      <text:p text:style-name="P2" loext:marker-style-name="T1"><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 style:font-family-asian="Aptos" style:font-family-generic-asian="system" style:font-pitch-asian="variable" style:font-name-complex="DejaVu Sans1"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Основной_20_текст_20_3" style:display-name="Основной текст 3" style:family="paragraph" style:parent-style-name="Standard">
      <style:paragraph-properties fo:line-height="150%" fo:text-align="center" style:justify-single-word="fals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DejaVu Sans1"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style:text-properties fo:font-size="16pt" style:font-size-asian="16pt" style:font-size-complex="16pt"/>
    </style:style>
    <style:style style:name="Contents_20_1" style:display-name="Contents 1" style:family="paragraph" style:parent-style-name="Standard" style:next-style-name="Standard" style:class="index"/>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1:49:52.056122672</meta:creation-date>
    <meta:generator>LibreOffice/24.2.7.2$Linux_X86_64 LibreOffice_project/420$Build-2</meta:generator>
    <dc:date>2025-02-12T15:00:53.953991871</dc:date>
    <meta:editing-duration>PT43M20S</meta:editing-duration>
    <meta:editing-cycles>8</meta:editing-cycles>
    <meta:document-statistic meta:table-count="6" meta:image-count="0" meta:object-count="0" meta:page-count="8" meta:paragraph-count="114" meta:word-count="966" meta:character-count="7324" meta:non-whitespace-character-count="6463"/>
  </office:meta>
</office:document-meta>
</file>